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24-07-15 20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24-04-09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24-01-09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23-10-05 17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23-07-11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23-04-06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23-01-10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22-10-10 0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22-07-12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22-04-07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22-01-12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21-10-07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21-07-08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21-04-08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21-01-06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20-10-05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20-07-09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20-04-02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20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9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9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9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9-01-09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8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8-07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8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8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7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7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7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7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6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6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6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5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5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5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5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4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4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4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4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3-10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3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3-04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3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2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2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2-04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2-01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1-10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1-07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1-04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1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0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0-07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0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10-01-1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9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9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9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9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8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8-07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8-04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8-01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7-10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7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7-04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7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6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6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6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6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5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5-07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5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5-01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4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4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4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4-01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3-10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3-07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3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3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2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2-07-0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2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2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1-10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1-07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1-04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1-01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0-10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0-07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0-04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2000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9-10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9-07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9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9-01-0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8-10-0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8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8-04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8-0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7-10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7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7-04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7-01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6-10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6-07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6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6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5-10-1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5-07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5-04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5-01-1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4-10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4-07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4-04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4-01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3-04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3-01-2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2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2-07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2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2-01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1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1-07-30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1-05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1-01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0-10-2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0-07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0-04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90-01-2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89-10-2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89-07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89-04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89-01-2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88-10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88-07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88-04-2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88-01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87-10-2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87-04-1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86-04-12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54-16</text:p>
          </table:table-cell>
          <table:table-cell office:value-type="string" calcext:value-type="string">
            <text:p>1985-04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76" meta:object-count="0"/>
    <meta:user-defined meta:name="AppVersion">3.0</meta:user-defined>
  </office:meta>
</office:document-meta>
</file>